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5" style:family="table">
      <style:table-properties style:width="14.72cm" fo:margin-left="-0.025cm" table:align="left" style:writing-mode="lr-tb"/>
    </style:style>
    <style:style style:name="Tabela75.A" style:family="table-column">
      <style:table-column-properties style:column-width="0.792cm"/>
    </style:style>
    <style:style style:name="Tabela75.B" style:family="table-column">
      <style:table-column-properties style:column-width="8.475cm"/>
    </style:style>
    <style:style style:name="Tabela75.C" style:family="table-column">
      <style:table-column-properties style:column-width="5.452cm"/>
    </style:style>
    <style:style style:name="Tabela75.1" style:family="table-row">
      <style:table-row-properties style:min-row-height="0.501cm" style:keep-together="true" fo:keep-together="auto"/>
    </style:style>
    <style:style style:name="Tabela75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5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5.A2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5.C2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6" style:family="table">
      <style:table-properties style:width="14.693cm" fo:margin-left="-0.025cm" table:align="left" style:writing-mode="lr-tb"/>
    </style:style>
    <style:style style:name="Tabela76.A" style:family="table-column">
      <style:table-column-properties style:column-width="0.818cm"/>
    </style:style>
    <style:style style:name="Tabela76.B" style:family="table-column">
      <style:table-column-properties style:column-width="2.69cm"/>
    </style:style>
    <style:style style:name="Tabela76.C" style:family="table-column">
      <style:table-column-properties style:column-width="11.185cm"/>
    </style:style>
    <style:style style:name="Tabela76.1" style:family="table-row">
      <style:table-row-properties style:min-row-height="0.501cm" style:keep-together="true" fo:keep-together="auto"/>
    </style:style>
    <style:style style:name="Tabela76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6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6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6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6.A6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6.C6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7" style:family="table">
      <style:table-properties style:width="14.693cm" fo:margin-left="-0.012cm" table:align="left" style:writing-mode="lr-tb"/>
    </style:style>
    <style:style style:name="Tabela77.A" style:family="table-column">
      <style:table-column-properties style:column-width="0.739cm"/>
    </style:style>
    <style:style style:name="Tabela77.B" style:family="table-column">
      <style:table-column-properties style:column-width="4.683cm"/>
    </style:style>
    <style:style style:name="Tabela77.C" style:family="table-column">
      <style:table-column-properties style:column-width="2.355cm"/>
    </style:style>
    <style:style style:name="Tabela77.D" style:family="table-column">
      <style:table-column-properties style:column-width="0.847cm"/>
    </style:style>
    <style:style style:name="Tabela77.E" style:family="table-column">
      <style:table-column-properties style:column-width="6.07cm"/>
    </style:style>
    <style:style style:name="Tabela77.1" style:family="table-row">
      <style:table-row-properties style:min-row-height="0.501cm" style:keep-together="true" fo:keep-together="auto"/>
    </style:style>
    <style:style style:name="Tabela77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7.E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7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7.E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8" style:family="table">
      <style:table-properties style:width="15.055cm" fo:margin-left="-0.191cm" fo:margin-right="-0.153cm" table:align="margins" style:writing-mode="lr-tb"/>
    </style:style>
    <style:style style:name="Tabela78.A" style:family="table-column">
      <style:table-column-properties style:column-width="4.895cm" style:rel-column-width="21307*"/>
    </style:style>
    <style:style style:name="Tabela78.B" style:family="table-column">
      <style:table-column-properties style:column-width="5.297cm" style:rel-column-width="23058*"/>
    </style:style>
    <style:style style:name="Tabela78.C" style:family="table-column">
      <style:table-column-properties style:column-width="4.863cm" style:rel-column-width="21170*"/>
    </style:style>
    <style:style style:name="Tabela78.1" style:family="table-row">
      <style:table-row-properties style:keep-together="true" fo:keep-together="auto"/>
    </style:style>
    <style:style style:name="Tabela78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78.2" style:family="table-row">
      <style:table-row-properties style:min-row-height="0.801cm" style:keep-together="true" fo:keep-together="auto"/>
    </style:style>
    <style:style style:name="Tabela78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78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78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9" style:family="table">
      <style:table-properties style:width="15.055cm" fo:margin-left="-0.191cm" fo:margin-right="-0.153cm" table:align="margins" style:writing-mode="lr-tb"/>
    </style:style>
    <style:style style:name="Tabela79.A" style:family="table-column">
      <style:table-column-properties style:column-width="4.895cm" style:rel-column-width="21307*"/>
    </style:style>
    <style:style style:name="Tabela79.B" style:family="table-column">
      <style:table-column-properties style:column-width="5.297cm" style:rel-column-width="23058*"/>
    </style:style>
    <style:style style:name="Tabela79.C" style:family="table-column">
      <style:table-column-properties style:column-width="4.863cm" style:rel-column-width="21170*"/>
    </style:style>
    <style:style style:name="Tabela79.1" style:family="table-row">
      <style:table-row-properties style:keep-together="true" fo:keep-together="auto"/>
    </style:style>
    <style:style style:name="Tabela79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79.2" style:family="table-row">
      <style:table-row-properties style:min-row-height="0.801cm" style:keep-together="true" fo:keep-together="auto"/>
    </style:style>
    <style:style style:name="Tabela79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79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4.72cm" fo:margin-left="-0.025cm" table:align="left" style:writing-mode="lr-tb"/>
    </style:style>
    <style:style style:name="Tabela2.A" style:family="table-column">
      <style:table-column-properties style:column-width="0.792cm"/>
    </style:style>
    <style:style style:name="Tabela2.B" style:family="table-column">
      <style:table-column-properties style:column-width="8.475cm"/>
    </style:style>
    <style:style style:name="Tabela2.C" style:family="table-column">
      <style:table-column-properties style:column-width="5.452cm"/>
    </style:style>
    <style:style style:name="Tabela2.1" style:family="table-row">
      <style:table-row-properties style:min-row-height="0.501cm" style:keep-together="true" fo:keep-together="auto"/>
    </style:style>
    <style:style style:name="Tabela2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2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2.A2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2.C2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3" style:family="table">
      <style:table-properties style:width="15.035cm" fo:margin-left="-0.025cm" table:align="left" style:writing-mode="lr-tb"/>
    </style:style>
    <style:style style:name="Tabela3.A" style:family="table-column">
      <style:table-column-properties style:column-width="0.792cm"/>
    </style:style>
    <style:style style:name="Tabela3.B" style:family="table-column">
      <style:table-column-properties style:column-width="6.225cm"/>
    </style:style>
    <style:style style:name="Tabela3.C" style:family="table-column">
      <style:table-column-properties style:column-width="4.501cm"/>
    </style:style>
    <style:style style:name="Tabela3.D" style:family="table-column">
      <style:table-column-properties style:column-width="3.517cm"/>
    </style:style>
    <style:style style:name="Tabela3.1" style:family="table-row">
      <style:table-row-properties style:min-row-height="0.501cm" style:keep-together="true" fo:keep-together="auto"/>
    </style:style>
    <style:style style:name="Tabela3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3.D1" style:family="table-cell">
      <style:table-cell-properties style:vertical-align="top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3.D2" style:family="table-cell">
      <style:table-cell-properties style:vertical-align="top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4" style:family="table">
      <style:table-properties style:width="14.693cm" fo:margin-left="-0.025cm" table:align="left" style:writing-mode="lr-tb"/>
    </style:style>
    <style:style style:name="Tabela4.A" style:family="table-column">
      <style:table-column-properties style:column-width="0.818cm"/>
    </style:style>
    <style:style style:name="Tabela4.B" style:family="table-column">
      <style:table-column-properties style:column-width="10.449cm"/>
    </style:style>
    <style:style style:name="Tabela4.C" style:family="table-column">
      <style:table-column-properties style:column-width="3.425cm"/>
    </style:style>
    <style:style style:name="Tabela4.1" style:family="table-row">
      <style:table-row-properties style:min-row-height="0.501cm" style:keep-together="true" fo:keep-together="auto"/>
    </style:style>
    <style:style style:name="Tabela4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4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4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" style:family="table">
      <style:table-properties style:width="14.737cm" fo:margin-left="-0.025cm" fo:margin-right="-0.002cm" table:align="margins" style:writing-mode="lr-tb"/>
    </style:style>
    <style:style style:name="Tabela6.A" style:family="table-column">
      <style:table-column-properties style:column-width="0.818cm" style:rel-column-width="464*"/>
    </style:style>
    <style:style style:name="Tabela6.B" style:family="table-column">
      <style:table-column-properties style:column-width="3.198cm" style:rel-column-width="1813*"/>
    </style:style>
    <style:style style:name="Tabela6.C" style:family="table-column">
      <style:table-column-properties style:column-width="2.501cm" style:rel-column-width="1418*"/>
    </style:style>
    <style:style style:name="Tabela6.D" style:family="table-column">
      <style:table-column-properties style:column-width="2.251cm" style:rel-column-width="1276*"/>
    </style:style>
    <style:style style:name="Tabela6.E" style:family="table-column">
      <style:table-column-properties style:column-width="2.249cm" style:rel-column-width="1275*"/>
    </style:style>
    <style:style style:name="Tabela6.F" style:family="table-column">
      <style:table-column-properties style:column-width="1.709cm" style:rel-column-width="969*"/>
    </style:style>
    <style:style style:name="Tabela6.G" style:family="table-column">
      <style:table-column-properties style:column-width="2.011cm" style:rel-column-width="1140*"/>
    </style:style>
    <style:style style:name="Tabela6.1" style:family="table-row">
      <style:table-row-properties style:min-row-height="0.501cm" style:keep-together="true" fo:keep-together="auto"/>
    </style:style>
    <style:style style:name="Tabela6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none" style:writing-mode="lr-tb">
        <style:background-image/>
      </style:table-cell-properties>
    </style:style>
    <style:style style:name="Tabela6.C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.G1" style:family="table-cell">
      <style:table-cell-properties style:vertical-align="middle" fo:background-color="#ccc0d9" fo:padding-left="0.123cm" fo:padding-right="0.123cm" fo:padding-top="0cm" fo:padding-bottom="0cm" fo:border-left="0.018cm solid #ffffff" fo:border-right="0.018cm solid #ffffff" fo:border-top="0.018cm solid #ffffff" fo:border-bottom="none" style:writing-mode="lr-tb">
        <style:background-image/>
      </style:table-cell-properties>
    </style:style>
    <style:style style:name="Tabela6.C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.G3" style:family="table-cell">
      <style:table-cell-properties style:vertical-align="top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" style:family="table">
      <style:table-properties style:width="14.693cm" fo:margin-left="-0.025cm" table:align="left" style:writing-mode="lr-tb"/>
    </style:style>
    <style:style style:name="Tabela7.A" style:family="table-column">
      <style:table-column-properties style:column-width="0.818cm"/>
    </style:style>
    <style:style style:name="Tabela7.B" style:family="table-column">
      <style:table-column-properties style:column-width="5.699cm"/>
    </style:style>
    <style:style style:name="Tabela7.C" style:family="table-column">
      <style:table-column-properties style:column-width="8.176cm"/>
    </style:style>
    <style:style style:name="Tabela7.1" style:family="table-row">
      <style:table-row-properties style:min-row-height="0.501cm" style:keep-together="true" fo:keep-together="auto"/>
    </style:style>
    <style:style style:name="Tabela7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7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7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-"/>
        </style:tab-stops>
      </style:paragraph-properties>
      <style:text-properties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fo:line-height="150%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-"/>
        </style:tab-stops>
      </style:paragraph-properties>
      <style:text-properties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etter-spacing="0.053cm" style:font-size-asian="10pt" style:font-size-complex="11pt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0pt" fo:letter-spacing="0.053cm" style:font-size-asian="10pt" style:font-size-complex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letter-spacing="0.053cm" style:font-size-asian="10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fo:font-weight="bold" style:font-weight-asian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7" style:family="paragraph" style:parent-style-name="Standard">
      <style:paragraph-properties fo:text-align="center" style:justify-single-word="false" style:snap-to-layout-grid="false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0" style:family="paragraph" style:parent-style-name="Standard">
      <style:text-properties fo:font-weight="bold" style:letter-kerning="true" style:font-weight-asian="bold" style:font-size-complex="11pt"/>
    </style:style>
    <style:style style:name="P21" style:family="paragraph" style:parent-style-name="Standard">
      <style:paragraph-properties fo:line-height="150%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-"/>
        </style:tab-stops>
      </style:paragraph-properties>
      <style:text-properties fo:font-weight="bold" style:letter-kerning="true" style:font-weight-asian="bold" style:font-size-complex="11pt"/>
    </style:style>
    <style:style style:name="P22" style:family="paragraph" style:parent-style-name="Standard">
      <style:text-properties fo:font-weight="bold" style:letter-kerning="true" style:font-name-asian="Arial" style:language-asian="ar" style:country-asian="SA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70c0" fo:font-size="10pt" fo:letter-spacing="0.053cm" fo:font-style="italic" fo:font-weight="bold" style:font-size-asian="10pt" style:font-style-asian="italic" style:font-weight-asian="bold" style:font-size-complex="10pt"/>
    </style:style>
    <style:style style:name="P25" style:family="paragraph" style:parent-style-name="Standard">
      <style:paragraph-properties fo:margin-top="0.071cm" fo:margin-bottom="0cm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26" style:family="paragraph" style:parent-style-name="Standard">
      <style:paragraph-properties fo:margin-top="0cm" fo:margin-bottom="0.3cm"/>
    </style:style>
    <style:style style:name="P27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top="0cm" fo:margin-bottom="0.3cm" style:line-height-at-least="0.499cm"/>
    </style:style>
    <style:style style:name="P29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30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31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P32" style:family="paragraph" style:parent-style-name="Text_20_body">
      <style:paragraph-properties fo:margin-top="0cm" fo:margin-bottom="0cm"/>
    </style:style>
    <style:style style:name="P33" style:family="paragraph" style:parent-style-name="Standard">
      <style:paragraph-properties fo:margin-left="0cm" fo:margin-right="0cm" fo:margin-top="0cm" fo:margin-bottom="0.3cm" style:line-height-at-least="0.499cm" fo:text-indent="1.251cm" style:auto-text-indent="false"/>
      <style:text-properties fo:font-weight="bold" style:letter-kerning="true" style:font-weight-asian="bold" style:font-size-complex="11pt"/>
    </style:style>
    <style:style style:name="P34" style:family="paragraph" style:parent-style-name="Standard">
      <style:paragraph-properties fo:margin-left="1.251cm" fo:margin-right="0cm" fo:margin-top="0cm" fo:margin-bottom="0.3cm" style:line-height-at-least="0.499cm" fo:text-indent="1.251cm" style:auto-text-indent="false"/>
    </style:style>
    <style:style style:name="P35" style:family="paragraph" style:parent-style-name="Standard">
      <style:paragraph-properties fo:margin-left="1.251cm" fo:margin-right="0cm" fo:margin-top="0cm" fo:margin-bottom="0.3cm" style:line-height-at-least="0.499cm" fo:text-indent="1.251cm" style:auto-text-indent="false"/>
      <style:text-properties fo:font-weight="bold" style:letter-kerning="true" style:font-weight-asian="bold" style:font-size-complex="11pt"/>
    </style:style>
    <style:style style:name="P36" style:family="paragraph" style:parent-style-name="texto">
      <style:paragraph-properties fo:margin-left="2.498cm" fo:margin-right="0cm" fo:margin-top="0cm" fo:margin-bottom="0.3cm" style:line-height-at-least="0.499cm" fo:text-align="start" style:justify-single-word="false" fo:text-indent="0cm" style:auto-text-indent="false"/>
    </style:style>
    <style:style style:name="P37" style:family="paragraph" style:parent-style-name="texto">
      <style:paragraph-properties fo:margin-left="2.498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2pt"/>
    </style:style>
    <style:style style:name="P38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39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40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P41" style:family="paragraph" style:parent-style-name="texto">
      <style:paragraph-properties fo:margin-left="2.498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2pt"/>
    </style:style>
    <style:style style:name="P42" style:family="paragraph" style:parent-style-name="texto">
      <style:paragraph-properties fo:margin-left="2.498cm" fo:margin-right="0cm" fo:margin-top="0cm" fo:margin-bottom="0.3cm" style:line-height-at-least="0.499cm" fo:text-align="start" style:justify-single-word="false" fo:text-indent="0cm" style:auto-text-indent="false"/>
    </style:style>
    <style:style style:name="P43" style:family="paragraph" style:parent-style-name="Standard">
      <style:paragraph-properties fo:line-height="150%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-"/>
        </style:tab-stops>
      </style:paragraph-properties>
      <style:text-properties fo:font-weight="bold" style:letter-kerning="true" style:font-weight-asian="bold" style:font-size-complex="11pt"/>
    </style:style>
    <style:style style:name="P44" style:family="paragraph" style:parent-style-name="Standard">
      <style:paragraph-properties fo:line-height="150%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-"/>
        </style:tab-stops>
      </style:paragraph-properties>
      <style:text-properties fo:font-size="12pt" fo:font-weight="bold" style:letter-kerning="true" style:font-size-asian="12pt" style:font-weight-asian="bold" style:font-size-complex="11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46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0pt" fo:letter-spacing="0.053cm" style:font-size-asian="10pt" style:font-size-complex="11pt"/>
    </style:style>
    <style:style style:name="P48" style:family="paragraph" style:parent-style-name="Standard">
      <style:paragraph-properties fo:text-align="center" style:justify-single-word="false" style:snap-to-layout-grid="false"/>
    </style:style>
    <style:style style:name="P49" style:family="paragraph" style:parent-style-name="Standard">
      <style:paragraph-properties fo:margin-top="0cm" fo:margin-bottom="0.3cm" style:line-height-at-least="0.499cm"/>
    </style:style>
    <style:style style:name="T1" style:family="text">
      <style:text-properties fo:font-size="12pt"/>
    </style:style>
    <style:style style:name="T2" style:family="text">
      <style:text-properties fo:font-size="12pt" fo:font-weight="bold" style:letter-kerning="true" style:font-size-asian="12pt" style:font-weight-asian="bold" style:font-size-complex="11pt"/>
    </style:style>
    <style:style style:name="T3" style:family="text">
      <style:text-properties fo:font-size="12pt" fo:font-weight="bold" style:letter-kerning="true" style:font-size-asian="12pt" style:font-weight-asian="bold" style:font-size-complex="12pt"/>
    </style:style>
    <style:style style:name="T4" style:family="text">
      <style:text-properties fo:font-size="10pt" fo:letter-spacing="0.053cm" fo:font-weight="bold" style:font-size-asian="10pt" style:font-weight-asian="bold" style:font-size-complex="10pt"/>
    </style:style>
    <style:style style:name="T5" style:family="text">
      <style:text-properties fo:font-size="10pt" fo:letter-spacing="0.053cm" fo:font-weight="bold" style:font-size-asian="10pt" style:font-weight-asian="bold" style:font-size-complex="11pt" style:font-weight-complex="bold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8" style:family="text">
      <style:text-properties fo:color="#000000"/>
    </style:style>
    <style:style style:name="T9" style:family="text">
      <style:text-properties fo:font-weight="bold"/>
    </style:style>
    <style:style style:name="T10" style:family="text">
      <style:text-properties fo:font-weight="bold" style:letter-kerning="true" style:font-weight-asian="bold" style:font-size-complex="11pt"/>
    </style:style>
    <style:style style:name="T11" style:family="text">
      <style:text-properties fo:font-weight="bold" style:letter-kerning="true" style:font-name-asian="Arial" style:language-asian="ar" style:country-asian="SA" style:font-weight-asian="bold" style:font-name-complex="Times New Roman" style:font-size-complex="11pt" style:language-complex="ar" style:country-complex="SA"/>
    </style:style>
    <style:style style:name="T12" style:family="text">
      <style:text-properties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13" style:family="text"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T14" style:family="text">
      <style:text-properties fo:color="#0070c0" fo:font-size="12pt" fo:font-style="italic" fo:font-weight="bold" style:letter-kerning="true" style:font-size-asian="12pt" style:font-style-asian="italic" style:font-weight-asian="bold" style:font-size-complex="12pt"/>
    </style:style>
    <style:style style:name="T15" style:family="text">
      <style:text-properties fo:color="#0070c0" fo:font-style="italic" fo:font-weight="bold" style:letter-kerning="true" style:font-style-asian="italic" style:font-weight-asian="bold" style:font-size-complex="11pt"/>
    </style:style>
    <style:style style:name="T16" style:family="text">
      <style:text-properties style:font-size-asian="12pt"/>
    </style:style>
    <style:style style:name="T17" style:family="text">
      <style:text-properties style:letter-kerning="true"/>
    </style:style>
    <style:style style:name="T18" style:family="text">
      <style:text-properties style:font-weight-asian="bold"/>
    </style:style>
    <style:style style:name="T19" style:family="text">
      <style:text-properties style:font-size-complex="11pt"/>
    </style:style>
    <style:style style:name="T20" style:family="text">
      <style:text-properties style:text-position="super 58%" fo:font-size="10pt" fo:letter-spacing="0.053cm" fo:font-weight="bold" style:font-size-asian="10pt" style:font-weight-asian="bold" style:font-size-complex="11pt" style:font-weight-complex="bold"/>
    </style:style>
    <style:style style:name="T21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RMO DE REFERÊNCIA OU PROJETO BÁSICO</text:p>
      <text:p text:style-name="P29">1 – Objeto da Contratação</text:p>
      <text:p text:style-name="P29"/>
      <text:p text:style-name="P29"/>
      <text:p text:style-name="P29">2 – Fundamentação da Contratação</text:p>
      <text:p text:style-name="P29"><text:tab/>2.1 – Relação Demanda x Necessidade</text:p>
      <table:table table:name="Tabela75" table:style-name="Tabela75">
        <table:table-column table:style-name="Tabela75.A"/>
        <table:table-column table:style-name="Tabela75.B"/>
        <table:table-column table:style-name="Tabela75.C"/>
        <table:table-row table:style-name="Tabela75.1">
          <table:table-cell table:style-name="Tabela75.A1" office:value-type="string">
            <text:p text:style-name="P7">Id</text:p>
          </table:table-cell>
          <table:table-cell table:style-name="Tabela75.A1" office:value-type="string">
            <text:p text:style-name="P7">Demanda Prevista</text:p>
          </table:table-cell>
          <table:table-cell table:style-name="Tabela75.C1" office:value-type="string">
            <text:p text:style-name="P7">Quantitativo a ser Contratado</text:p>
          </table:table-cell>
        </table:table-row>
        <table:table-row table:style-name="Tabela75.1">
          <table:table-cell table:style-name="Tabela75.A2" office:value-type="string">
            <text:p text:style-name="P7">1</text:p>
          </table:table-cell>
          <table:table-cell table:style-name="Tabela75.A2" office:value-type="string">
            <text:p text:style-name="P5"/>
          </table:table-cell>
          <table:table-cell table:style-name="Tabela75.C2" office:value-type="string">
            <text:p text:style-name="P4"/>
          </table:table-cell>
        </table:table-row>
        <table:table-row table:style-name="Tabela75.1">
          <table:table-cell table:style-name="Tabela75.A2" office:value-type="string">
            <text:p text:style-name="P7">2</text:p>
          </table:table-cell>
          <table:table-cell table:style-name="Tabela75.A2" office:value-type="string">
            <text:p text:style-name="P5"/>
          </table:table-cell>
          <table:table-cell table:style-name="Tabela75.C2" office:value-type="string">
            <text:p text:style-name="P4"/>
          </table:table-cell>
        </table:table-row>
        <table:table-row table:style-name="Tabela75.1">
          <table:table-cell table:style-name="Tabela75.A2" office:value-type="string">
            <text:p text:style-name="P7">3</text:p>
          </table:table-cell>
          <table:table-cell table:style-name="Tabela75.A2" office:value-type="string">
            <text:p text:style-name="P5"/>
          </table:table-cell>
          <table:table-cell table:style-name="Tabela75.C2" office:value-type="string">
            <text:p text:style-name="P4"/>
          </table:table-cell>
        </table:table-row>
        <table:table-row table:style-name="Tabela75.1">
          <table:table-cell table:style-name="Tabela75.A2" office:value-type="string">
            <text:p text:style-name="P7">...</text:p>
          </table:table-cell>
          <table:table-cell table:style-name="Tabela75.A2" office:value-type="string">
            <text:p text:style-name="P5"/>
          </table:table-cell>
          <table:table-cell table:style-name="Tabela75.C2" office:value-type="string">
            <text:p text:style-name="P4"/>
          </table:table-cell>
        </table:table-row>
      </table:table>
      <text:p text:style-name="P29"/>
      <text:p text:style-name="P29"><text:tab/>2.2 – Motivação</text:p>
      <text:p text:style-name="P29"/>
      <text:p text:style-name="P29"/>
      <text:p text:style-name="P29"><text:tab/>2.3 – Resultados a Serem Alcançados com a Contratação</text:p>
      <text:p text:style-name="P30"><text:span text:style-name="T2"><text:tab/><text:tab/>2.3.1 – </text:span><text:span text:style-name="T13">&lt;resultado&gt;</text:span></text:p>
      <text:p text:style-name="P29"/>
      <text:p text:style-name="P30"><text:span text:style-name="T2"><text:tab/><text:tab/>2.3.2 – </text:span><text:span text:style-name="T13">&lt;resultado&gt;</text:span></text:p>
      <text:p text:style-name="P29"/>
      <text:p text:style-name="P30"><text:span text:style-name="T2"><text:tab/><text:tab/>2.3.3 – </text:span><text:span text:style-name="T13">&lt;resultado&gt;</text:span></text:p>
      <text:p text:style-name="P29"/>
      <text:p text:style-name="P30"><text:span text:style-name="T2"><text:tab/><text:tab/>2.3. ... – </text:span><text:span text:style-name="T13">&lt;resultado&gt;</text:span></text:p>
      <text:p text:style-name="P21"/>
      <text:p text:style-name="P21"><text:tab/>2.4 – Justificativa da Solução Escolhida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Id</text:p>
          </table:table-cell>
          <table:table-cell table:style-name="Tabela2.A1" office:value-type="string">
            <text:p text:style-name="P7">Necessidade</text:p>
          </table:table-cell>
          <table:table-cell table:style-name="Tabela2.C1" office:value-type="string">
            <text:p text:style-name="P7">Benefício</text:p>
          </table:table-cell>
        </table:table-row>
        <table:table-row table:style-name="Tabela2.1">
          <table:table-cell table:style-name="Tabela2.A2" office:value-type="string">
            <text:p text:style-name="P7">1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7">2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7">3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7">...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/>
          </table:table-cell>
        </table:table-row>
      </table:table>
      <text:p text:style-name="P44"><text:span text:style-name="T2"/></text:p>
      <text:p text:style-name="P29">3 – Descrição da Solução</text:p>
      <text:p text:style-name="P29"><text:tab/>3.1 – Descrição</text:p>
      <text:p text:style-name="P29"/>
      <text:p text:style-name="P29"/>
      <text:p text:style-name="P29"/>
      <text:p text:style-name="P29"><text:soft-page-break/><text:tab/>3.2 – Bens e/ou Serviços</text:p>
      <text:p text:style-name="P30"><text:span text:style-name="T2"><text:tab/><text:tab/>3.2.1 – </text:span><text:span text:style-name="T13">&lt;bem/serviço&gt;</text:span></text:p>
      <text:p text:style-name="P31"/>
      <text:p text:style-name="P30"><text:span text:style-name="T13"><text:tab/><text:tab/></text:span><text:span text:style-name="T2">3.2.2 – </text:span><text:span text:style-name="T13">&lt;bem/serviço&gt;</text:span></text:p>
      <text:p text:style-name="P31"/>
      <text:p text:style-name="P30"><text:span text:style-name="T13"><text:tab/><text:tab/></text:span><text:span text:style-name="T2">3.2.3 – </text:span><text:span text:style-name="T13">&lt;bem/serviço&gt;</text:span></text:p>
      <text:p text:style-name="P31"/>
      <text:p text:style-name="P30"><text:span text:style-name="T13"><text:tab/><text:tab/></text:span><text:span text:style-name="T2">3.2. ... – </text:span><text:span text:style-name="T13">&lt;bem/serviço&gt;</text:span></text:p>
      <text:p text:style-name="P29"/>
      <text:p text:style-name="P29">4 – Especificação Técnica</text:p>
      <text:p text:style-name="P29"><text:tab/>4.1 – Considerações Gerais</text:p>
      <text:p text:style-name="P29"/>
      <text:p text:style-name="P29"><text:tab/>4.2 – Requisitos da Solução</text:p>
      <text:p text:style-name="P30"><text:span text:style-name="T2"><text:tab/><text:tab/>4.2.1 – </text:span><text:span text:style-name="T13">&lt;requisito&gt;</text:span></text:p>
      <text:p text:style-name="P29"/>
      <text:p text:style-name="P29"/>
      <text:p text:style-name="P30"><text:span text:style-name="T2"><text:tab/><text:tab/> 4.2.2 – </text:span><text:span text:style-name="T13">&lt;requisito&gt;</text:span></text:p>
      <text:p text:style-name="P29"/>
      <text:p text:style-name="P29"/>
      <text:p text:style-name="P30"><text:span text:style-name="T2"><text:tab/><text:tab/>4.2.3 – </text:span><text:span text:style-name="T13">&lt;requisito&gt;</text:span></text:p>
      <text:p text:style-name="P29"/>
      <text:p text:style-name="P29"/>
      <text:p text:style-name="P30"><text:span text:style-name="T2"><text:tab/><text:tab/>4.2. ... – </text:span><text:span text:style-name="T13">&lt;requisito&gt;</text:span></text:p>
      <text:p text:style-name="P3"><text:tab/><text:tab/> </text:p>
      <text:p text:style-name="P29"/>
      <text:p text:style-name="P29">5 – Modelo de Prestação de Serviço / Fornecimento de Bens</text:p>
      <text:p text:style-name="P29"><text:tab/>5.1 – Justificativa para Parcelamento do Objeto</text:p>
      <text:p text:style-name="P29"/>
      <text:p text:style-name="P30"><text:span text:style-name="T2"><text:tab/><text:tab/>5.1.1 – </text:span><text:span text:style-name="T13">&lt;item&gt;</text:span></text:p>
      <text:p text:style-name="P29"><text:tab/></text:p>
      <text:p text:style-name="P29"><text:tab/><text:tab/>Forma de Parcelamento:</text:p>
      <text:p text:style-name="P29"/>
      <text:p text:style-name="P29"><text:soft-page-break/><text:tab/><text:tab/>Justificativa:</text:p>
      <text:p text:style-name="Standard"/>
      <text:p text:style-name="P30"><text:tab/><text:tab/><text:span text:style-name="T2">5.1.2 – </text:span><text:span text:style-name="T13">&lt;item&gt;</text:span></text:p>
      <text:p text:style-name="P29"><text:tab/></text:p>
      <text:p text:style-name="P29"><text:tab/><text:tab/>Forma de Parcelamento:</text:p>
      <text:p text:style-name="P29"/>
      <text:p text:style-name="P29"><text:tab/><text:tab/>Justificativa:</text:p>
      <text:p text:style-name="P32"/>
      <text:p text:style-name="P30"><text:tab/><text:tab/><text:span text:style-name="T2">5.1.3 – </text:span><text:span text:style-name="T13">&lt;item&gt;</text:span></text:p>
      <text:p text:style-name="P29"><text:tab/></text:p>
      <text:p text:style-name="P29"><text:tab/><text:tab/>Forma de Parcelamento:</text:p>
      <text:p text:style-name="P29"/>
      <text:p text:style-name="P29"><text:tab/><text:tab/>Justificativa:</text:p>
      <text:p text:style-name="Standard"/>
      <text:p text:style-name="P30"><text:tab/><text:tab/><text:span text:style-name="T2">5.1. ... – </text:span><text:span text:style-name="T13">&lt;item&gt;</text:span></text:p>
      <text:p text:style-name="P29"><text:tab/></text:p>
      <text:p text:style-name="P29"><text:tab/><text:tab/>Forma de Parcelamento:</text:p>
      <text:p text:style-name="P29"/>
      <text:p text:style-name="P29"><text:tab/>5.2 – Metodologia de Trabalho</text:p>
      <text:p text:style-name="P30"><text:span text:style-name="T2"><text:tab/><text:tab/>5.2.1 – </text:span><text:span text:style-name="T13">&lt;bem / serviço / item&gt;</text:span></text:p>
      <text:p text:style-name="P29"><text:tab/></text:p>
      <text:p text:style-name="P29"><text:tab/><text:tab/>Forma de Execução / Fornecimento:</text:p>
      <text:p text:style-name="P29"/>
      <text:p text:style-name="P29"><text:tab/><text:tab/>Justificativa:</text:p>
      <text:p text:style-name="P29"/>
      <text:p text:style-name="P30"><text:span text:style-name="T2"><text:tab/><text:tab/>5.2.2 – </text:span><text:span text:style-name="T13">&lt;bem / serviço / item&gt;</text:span></text:p>
      <text:p text:style-name="P29"><text:tab/></text:p>
      <text:p text:style-name="P29"><text:tab/><text:tab/>Forma de Execução / Fornecimento:</text:p>
      <text:p text:style-name="P29"/>
      <text:p text:style-name="P29"><text:tab/><text:tab/>Justificativa:</text:p>
      <text:p text:style-name="P29"/>
      <text:p text:style-name="P30"><text:span text:style-name="T2"><text:tab/><text:tab/>5.2.3 – </text:span><text:span text:style-name="T13">&lt;bem / serviço / item&gt;</text:span></text:p>
      <text:p text:style-name="P29"><text:tab/></text:p>
      <text:p text:style-name="P29"><text:soft-page-break/><text:tab/><text:tab/>Forma de Execução / Fornecimento:</text:p>
      <text:p text:style-name="P29"/>
      <text:p text:style-name="P29"><text:tab/><text:tab/>Justificativa:</text:p>
      <text:p text:style-name="P29"/>
      <text:p text:style-name="P30"><text:span text:style-name="T2"><text:tab/><text:tab/>5.2. ... – </text:span><text:span text:style-name="T13">&lt;bem / serviço / item&gt;</text:span></text:p>
      <text:p text:style-name="P29"><text:tab/></text:p>
      <text:p text:style-name="P29"><text:tab/><text:tab/>Forma de Execução / Fornecimento:</text:p>
      <text:p text:style-name="P29"/>
      <text:p text:style-name="P29"><text:tab/><text:tab/>Justificativa:</text:p>
      <text:p text:style-name="P29"/>
      <text:p text:style-name="P29">6 – Elementos para Gestão do Contrato</text:p>
      <text:p text:style-name="P29"><text:tab/>6.1 – Papéis e Responsabilidades</text:p>
      <text:p text:style-name="P30"><text:span text:style-name="T2"><text:tab/><text:tab/>6.1.1 – </text:span><text:span text:style-name="T13">&lt;papel&gt;</text:span></text:p>
      <text:p text:style-name="P29"/>
      <text:p text:style-name="P29"><text:tab/><text:tab/>Entidade:</text:p>
      <text:p text:style-name="P29"><text:tab/><text:tab/>Responsabilidades:</text:p>
      <text:p text:style-name="Standard"/>
      <text:p text:style-name="P30"><text:tab/><text:tab/><text:span text:style-name="T2">6.1.2 – </text:span><text:span text:style-name="T13">&lt;papel&gt;</text:span></text:p>
      <text:p text:style-name="P29"/>
      <text:p text:style-name="P29"><text:tab/><text:tab/>Entidade:</text:p>
      <text:p text:style-name="P29"><text:tab/><text:tab/>Responsabilidades:</text:p>
      <text:p text:style-name="P29"/>
      <text:p text:style-name="P30"><text:span text:style-name="T2"><text:tab/><text:tab/>6.1.3 – </text:span><text:span text:style-name="T13">&lt;papel&gt;</text:span></text:p>
      <text:p text:style-name="P29"/>
      <text:p text:style-name="P29"><text:tab/><text:tab/>Entidade:</text:p>
      <text:p text:style-name="P29"><text:tab/><text:tab/>Responsabilidades:</text:p>
      <text:p text:style-name="P29"/>
      <text:p text:style-name="P30"><text:span text:style-name="T2"><text:tab/><text:tab/>6.1. ... – </text:span><text:span text:style-name="T13">&lt;papel&gt;</text:span></text:p>
      <text:p text:style-name="P29"/>
      <text:p text:style-name="P29"><text:tab/><text:tab/>Entidade:</text:p>
      <text:p text:style-name="P29"><text:tab/><text:tab/>Responsabilidades:</text:p>
      <text:p text:style-name="P29"/>
      <text:p text:style-name="P29"><text:soft-page-break/><text:tab/>6.2 – Deveres e Responsabilidades da Contratante</text:p>
      <text:p text:style-name="P30"><text:span text:style-name="T2"><text:tab/><text:tab/>6.2.1 – </text:span><text:span text:style-name="T13">&lt;dever / responsabilidade&gt;</text:span></text:p>
      <text:p text:style-name="P29"/>
      <text:p text:style-name="P30"><text:span text:style-name="T2"><text:tab/><text:tab/>6.2.2 – </text:span><text:span text:style-name="T13">&lt;dever / responsabilidade&gt;</text:span></text:p>
      <text:p text:style-name="P29"/>
      <text:p text:style-name="P30"><text:span text:style-name="T2"><text:tab/><text:tab/>6.2.3 – </text:span><text:span text:style-name="T13">&lt;dever / responsabilidade&gt;</text:span></text:p>
      <text:p text:style-name="P29"/>
      <text:p text:style-name="P30"><text:span text:style-name="T2"><text:tab/><text:tab/>6.2. ... – </text:span><text:span text:style-name="T13">&lt;dever / responsabilidade&gt;</text:span></text:p>
      <text:p text:style-name="Standard"/>
      <text:p text:style-name="P29"><text:tab/>6.3 – Deveres e Responsabilidades da Contratada</text:p>
      <text:p text:style-name="P30"><text:span text:style-name="T2"><text:tab/><text:tab/>6.3.1 – </text:span><text:span text:style-name="T13">&lt;dever / responsabilidade&gt;</text:span></text:p>
      <text:p text:style-name="P29"/>
      <text:p text:style-name="P30"><text:span text:style-name="T2"><text:tab/><text:tab/>6.3.2 – </text:span><text:span text:style-name="T13">&lt;dever / responsabilidade&gt;</text:span></text:p>
      <text:p text:style-name="P29"/>
      <text:p text:style-name="P30"><text:span text:style-name="T2"><text:tab/><text:tab/>6.3.3 – </text:span><text:span text:style-name="T13">&lt;dever / responsabilidade&gt;</text:span></text:p>
      <text:p text:style-name="P29"/>
      <text:p text:style-name="P30"><text:span text:style-name="T2"><text:tab/><text:tab/>6.3. ... – </text:span><text:span text:style-name="T13">&lt;dever / responsabilidade&gt;</text:span></text:p>
      <text:p text:style-name="Standard"/>
      <text:p text:style-name="P29"><text:tab/>6.4 – Formas de Acompanhamento do Contrato</text:p>
      <text:p text:style-name="P30"><text:span text:style-name="T2"><text:tab/><text:tab/>6.4.1 – </text:span><text:span text:style-name="T13">&lt;evento&gt;</text:span></text:p>
      <text:p text:style-name="P29"/>
      <text:p text:style-name="P29"><text:tab/><text:tab/>Forma de Acompanhamento:</text:p>
      <text:p text:style-name="P29"/>
      <text:p text:style-name="P30"><text:span text:style-name="T2"><text:tab/><text:tab/>6.4.2 – </text:span><text:span text:style-name="T13">&lt;evento&gt;</text:span></text:p>
      <text:p text:style-name="P29"/>
      <text:p text:style-name="P29"><text:tab/><text:tab/>Forma de Acompanhamento:</text:p>
      <text:p text:style-name="P29"/>
      <text:p text:style-name="P30"><text:span text:style-name="T2"><text:tab/><text:tab/>6.4.3 – </text:span><text:span text:style-name="T13">&lt;evento&gt;</text:span></text:p>
      <text:p text:style-name="P29"/>
      <text:p text:style-name="P29"><text:tab/><text:tab/>Forma de Acompanhamento:</text:p>
      <text:p text:style-name="P29"/>
      <text:p text:style-name="P30"><text:span text:style-name="T2"><text:tab/><text:tab/>6.4. ... – </text:span><text:span text:style-name="T13">&lt;evento&gt;</text:span></text:p>
      <text:p text:style-name="P29"/>
      <text:p text:style-name="Standard"><text:soft-page-break/></text:p>
      <text:p text:style-name="Standard"><text:tab/><text:tab/><text:span text:style-name="T10">Forma de Acompanhamento:</text:span></text:p>
      <text:p text:style-name="P20"/>
      <text:p text:style-name="P20"/>
      <text:p text:style-name="Standard"/>
      <text:p text:style-name="P29"><text:tab/>6.5 – Metodologia de Avaliação da Qualidade</text:p>
      <text:p text:style-name="P30"><text:span text:style-name="T2"><text:tab/><text:tab/>6.5.1 – </text:span><text:span text:style-name="T13">&lt;etapa / fase / item&gt;</text:span></text:p>
      <text:p text:style-name="P29"/>
      <text:p text:style-name="P29"><text:tab/><text:tab/>Método de Avaliação:</text:p>
      <text:p text:style-name="P29"/>
      <text:p text:style-name="P30"><text:span text:style-name="T2"><text:tab/><text:tab/>6.5.2 – </text:span><text:span text:style-name="T13">&lt;etapa / fase / item&gt;</text:span></text:p>
      <text:p text:style-name="P29"/>
      <text:p text:style-name="P29"><text:tab/><text:tab/>Método de Avaliação:</text:p>
      <text:p text:style-name="P29"/>
      <text:p text:style-name="P30"><text:span text:style-name="T2"><text:tab/><text:tab/>6.5.3 – </text:span><text:span text:style-name="T13">&lt;etapa / fase / item&gt;</text:span></text:p>
      <text:p text:style-name="P29"/>
      <text:p text:style-name="P29"><text:tab/><text:tab/>Método de Avaliação:</text:p>
      <text:p text:style-name="P29"/>
      <text:p text:style-name="P30"><text:span text:style-name="T2"><text:tab/><text:tab/>6.5. ... – </text:span><text:span text:style-name="T13">&lt;etapa / fase / item&gt;</text:span></text:p>
      <text:p text:style-name="Standard"/>
      <text:p text:style-name="Standard"/>
      <text:p text:style-name="Standard"><text:tab/><text:tab/><text:span text:style-name="T10">Método de Avaliação:</text:span></text:p>
      <text:p text:style-name="Standard"/>
      <text:p text:style-name="Standard"/>
      <text:p text:style-name="Standard"/>
      <text:p text:style-name="P30"><text:span text:style-name="T2"><text:tab/>6.6 – Níveis de Serviço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">Id</text:p>
          </table:table-cell>
          <table:table-cell table:style-name="Tabela3.A1" office:value-type="string">
            <text:p text:style-name="P7">Etapa/Fase/Item</text:p>
          </table:table-cell>
          <table:table-cell table:style-name="Tabela3.A1" office:value-type="string">
            <text:p text:style-name="P7">Indicador</text:p>
          </table:table-cell>
          <table:table-cell table:style-name="Tabela3.D1" office:value-type="string">
            <text:p text:style-name="P7">Valor Mínimo Aceitável</text:p>
          </table:table-cell>
        </table:table-row>
        <table:table-row table:style-name="Tabela3.1">
          <table:table-cell table:style-name="Tabela3.A2" office:value-type="string">
            <text:p text:style-name="P7">1</text:p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 table:style-name="Tabela3.1">
          <table:table-cell table:style-name="Tabela3.A2" office:value-type="string">
            <text:p text:style-name="P7">2</text:p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 table:style-name="Tabela3.1">
          <table:table-cell table:style-name="Tabela3.A2" office:value-type="string">
            <text:p text:style-name="P7">3</text:p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 table:style-name="Tabela3.1">
          <table:table-cell table:style-name="Tabela3.A2" office:value-type="string">
            <text:p text:style-name="P7">...</text:p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</table:table>
      <text:p text:style-name="Standard"/>
      <text:p text:style-name="Standard"/>
      <text:p text:style-name="P30"><text:span text:style-name="T2"><text:tab/>6.7 – Estimativa do Volume de Bens / Serviço</text:span></text:p>
      <text:p text:style-name="P30"><text:span text:style-name="T2"><text:tab/><text:tab/>6.7.1 – </text:span><text:span text:style-name="T13">&lt;bem / serviço&gt;</text:span></text:p>
      <text:p text:style-name="P29"/>
      <text:p text:style-name="P29"><text:tab/><text:tab/>Estimativa:</text:p>
      <text:p text:style-name="P29"><text:tab/><text:tab/>Forma de Estimativa:</text:p>
      <text:p text:style-name="P29"/>
      <text:p text:style-name="P30"><text:soft-page-break/><text:span text:style-name="T2"><text:tab/><text:tab/>6.7.2 – </text:span><text:span text:style-name="T13">&lt;bem / serviço&gt;</text:span></text:p>
      <text:p text:style-name="P29"/>
      <text:p text:style-name="P29"><text:tab/><text:tab/>Estimativa:</text:p>
      <text:p text:style-name="P29"><text:tab/><text:tab/>Forma de Estimativa:</text:p>
      <text:p text:style-name="P29"/>
      <text:p text:style-name="P30"><text:span text:style-name="T2"><text:tab/><text:tab/>6.7.3 – </text:span><text:span text:style-name="T13">&lt;bem / serviço&gt;</text:span></text:p>
      <text:p text:style-name="P29"/>
      <text:p text:style-name="P29"><text:tab/><text:tab/>Estimativa:</text:p>
      <text:p text:style-name="P29"><text:tab/><text:tab/>Forma de Estimativa:</text:p>
      <text:p text:style-name="P29"/>
      <text:p text:style-name="P30"><text:span text:style-name="T2"><text:tab/><text:tab/>6.7. ... – </text:span><text:span text:style-name="T13">&lt;bem / serviço&gt;</text:span></text:p>
      <text:p text:style-name="Standard"/>
      <text:p text:style-name="Standard"/>
      <text:p text:style-name="P29"><text:tab/><text:tab/>Estimativa:</text:p>
      <text:p text:style-name="P29"><text:tab/><text:tab/>Forma de Estimativa:</text:p>
      <text:p text:style-name="Standard"/>
      <text:p text:style-name="P29"><text:tab/>6.8 – Prazos e Condições</text:p>
      <text:p text:style-name="P30"><text:span text:style-name="T2"><text:tab/><text:tab/>6.8.1 – </text:span><text:span text:style-name="T13">&lt;etapa / fase / item&gt;</text:span></text:p>
      <text:p text:style-name="P29"/>
      <text:p text:style-name="P29"><text:tab/><text:tab/>Prazo / Condição:</text:p>
      <text:p text:style-name="P29"/>
      <text:p text:style-name="P30"><text:span text:style-name="T2"><text:tab/><text:tab/>6.8.2 – </text:span><text:span text:style-name="T13">&lt;etapa / fase / item&gt;</text:span></text:p>
      <text:p text:style-name="P29"/>
      <text:p text:style-name="P29"><text:tab/><text:tab/>Prazo / Condição:</text:p>
      <text:p text:style-name="P29"/>
      <text:p text:style-name="P30"><text:span text:style-name="T2"><text:tab/><text:tab/>6.8.3 – </text:span><text:span text:style-name="T13">&lt;etapa / fase / item&gt;</text:span></text:p>
      <text:p text:style-name="P29"/>
      <text:p text:style-name="P29"><text:tab/><text:tab/>Prazo / Condição:</text:p>
      <text:p text:style-name="P29"/>
      <text:p text:style-name="P30"><text:span text:style-name="T2"><text:tab/><text:tab/>6.8. ... – </text:span><text:span text:style-name="T13">&lt;etapa / fase / item&gt;</text:span></text:p>
      <text:p text:style-name="Standard"/>
      <text:p text:style-name="Standard"/>
      <text:p text:style-name="P29"><text:tab/><text:tab/>Prazo / Condição:</text:p>
      <text:p text:style-name="P29"><text:tab/></text:p>
      <text:p text:style-name="P29"><text:soft-page-break/><text:tab/>6.9 – Aceite, Alteração e Cancelamento</text:p>
      <text:p text:style-name="P29"><text:tab/><text:tab/>6.9.1 – Condições de Aceite</text:p>
      <text:p text:style-name="P30"><text:span text:style-name="T2"><text:tab/><text:tab/>a) </text:span><text:span text:style-name="T13">&lt;condição de aceite&gt;</text:span></text:p>
      <text:p text:style-name="P31"/>
      <text:p text:style-name="P30"><text:span text:style-name="T13"><text:tab/><text:tab/></text:span><text:span text:style-name="T2">b) </text:span><text:span text:style-name="T13">&lt;condição de aceite&gt;</text:span></text:p>
      <text:p text:style-name="P31"/>
      <text:p text:style-name="P30"><text:span text:style-name="T13"><text:tab/><text:tab/></text:span><text:span text:style-name="T2">c) </text:span><text:span text:style-name="T13">&lt;condição de aceite&gt;</text:span></text:p>
      <text:p text:style-name="P31"/>
      <text:p text:style-name="P30"><text:span text:style-name="T13"><text:tab/><text:tab/></text:span><text:span text:style-name="T2">... ) </text:span><text:span text:style-name="T13">&lt;condição de aceite&gt;</text:span></text:p>
      <text:p text:style-name="P29"/>
      <text:p text:style-name="P30"><text:span text:style-name="T2"><text:tab/><text:tab/>6.9.2 –</text:span><text:span text:style-name="T13"> </text:span><text:span text:style-name="T2">Condições de Alteração</text:span></text:p>
      <text:p text:style-name="P30"><text:span text:style-name="T2"><text:tab/><text:tab/>a) </text:span><text:span text:style-name="T13">&lt;condição de alteração&gt;</text:span></text:p>
      <text:p text:style-name="P31"/>
      <text:p text:style-name="P30"><text:span text:style-name="T13"><text:tab/><text:tab/></text:span><text:span text:style-name="T2">b) </text:span><text:span text:style-name="T13">&lt;condição de alteração&gt;</text:span></text:p>
      <text:p text:style-name="P31"/>
      <text:p text:style-name="P30"><text:span text:style-name="T13"><text:tab/><text:tab/></text:span><text:span text:style-name="T2">c) </text:span><text:span text:style-name="T13">&lt;condição de alteração&gt;</text:span></text:p>
      <text:p text:style-name="P31"/>
      <text:p text:style-name="P30"><text:span text:style-name="T13"><text:tab/><text:tab/></text:span><text:span text:style-name="T2">... ) </text:span><text:span text:style-name="T13">&lt;condição de alteração&gt;</text:span></text:p>
      <text:p text:style-name="P29"/>
      <text:p text:style-name="P30"><text:span text:style-name="T2"><text:tab/><text:tab/>6.9.3 –</text:span><text:span text:style-name="T13"> </text:span><text:span text:style-name="T2">Condições de Cancelamento</text:span></text:p>
      <text:p text:style-name="P30"><text:span text:style-name="T2"><text:tab/><text:tab/>a) </text:span><text:span text:style-name="T13">&lt;condição de cancelamento&gt;</text:span></text:p>
      <text:p text:style-name="P31"/>
      <text:p text:style-name="P30"><text:span text:style-name="T13"><text:tab/><text:tab/></text:span><text:span text:style-name="T2">b) </text:span><text:span text:style-name="T13">&lt;condição de cancelamento&gt;</text:span></text:p>
      <text:p text:style-name="P31"/>
      <text:p text:style-name="P30"><text:span text:style-name="T13"><text:tab/><text:tab/></text:span><text:span text:style-name="T2">c) </text:span><text:span text:style-name="T13">&lt;condição de cancelamento&gt;</text:span></text:p>
      <text:p text:style-name="P31"/>
      <text:p text:style-name="P30"><text:span text:style-name="T13"><text:tab/><text:tab/></text:span><text:span text:style-name="T2">... ) </text:span><text:span text:style-name="T13">&lt;condição de cancelamento&gt;</text:span></text:p>
      <text:p text:style-name="P29"><text:tab/></text:p>
      <text:p text:style-name="P29"><text:tab/>6.10 – Condições para Pagamento</text:p>
      <text:p text:style-name="P30"><text:span text:style-name="T2"><text:tab/><text:tab/>6.10.1 – </text:span><text:span text:style-name="T13">&lt;etapa / fase / item&gt;</text:span></text:p>
      <text:p text:style-name="P29"/>
      <text:p text:style-name="P29"><text:tab/><text:tab/>Condição de Pagamento:</text:p>
      <text:p text:style-name="P22"><text:soft-page-break/></text:p>
      <text:p text:style-name="Standard"/>
      <text:p text:style-name="P30"><text:span text:style-name="T2"><text:tab/><text:tab/>6.10.2 – </text:span><text:span text:style-name="T13">&lt;etapa / fase / item&gt;</text:span></text:p>
      <text:p text:style-name="P29"/>
      <text:p text:style-name="P29"><text:tab/><text:tab/>Condição de Pagamento:</text:p>
      <text:p text:style-name="P29"/>
      <text:p text:style-name="P30"><text:span text:style-name="T2"><text:tab/><text:tab/>6.10.3 – </text:span><text:span text:style-name="T13">&lt;etapa / fase / item&gt;</text:span></text:p>
      <text:p text:style-name="P29"/>
      <text:p text:style-name="P29"><text:tab/><text:tab/>Condição de Pagamento:</text:p>
      <text:p text:style-name="P29"/>
      <text:p text:style-name="P30"><text:span text:style-name="T2"><text:tab/><text:tab/>6.10. ... – </text:span><text:span text:style-name="T13">&lt;etapa / fase / item&gt;</text:span></text:p>
      <text:p text:style-name="P29"/>
      <text:p text:style-name="P29"><text:tab/><text:tab/>Condição de Pagamento:</text:p>
      <text:p text:style-name="P29"/>
      <text:p text:style-name="Standard"/>
      <text:p text:style-name="P29"><text:tab/>6.11 – Garantia</text:p>
      <text:p text:style-name="P30"><text:span text:style-name="T2"><text:tab/><text:tab/>6.11.1 – </text:span><text:span text:style-name="T13">&lt;garantia&gt;</text:span></text:p>
      <text:p text:style-name="P31"/>
      <text:p text:style-name="P31"/>
      <text:p text:style-name="P30"><text:span text:style-name="T13"><text:tab/><text:tab/></text:span><text:span text:style-name="T2">6.11.2 – </text:span><text:span text:style-name="T13">&lt;garantia&gt;</text:span></text:p>
      <text:p text:style-name="P31"/>
      <text:p text:style-name="P31"/>
      <text:p text:style-name="P30"><text:span text:style-name="T13"><text:tab/><text:tab/></text:span><text:span text:style-name="T2">6.11.3 – </text:span><text:span text:style-name="T13">&lt;garantia&gt;</text:span></text:p>
      <text:p text:style-name="P31"/>
      <text:p text:style-name="P31"/>
      <text:p text:style-name="P30"><text:span text:style-name="T13"><text:tab/><text:tab/></text:span><text:span text:style-name="T2">6.11. ... – </text:span><text:span text:style-name="T13">&lt;garantia&gt;</text:span></text:p>
      <text:p text:style-name="P29"/>
      <text:p text:style-name="P29"/>
      <text:p text:style-name="P29"><text:tab/>6.12 – Propriedade, Sigilo, Restrições</text:p>
      <text:p text:style-name="P29"><text:tab/><text:tab/>6.12.1 – Direitos de Propriedade</text:p>
      <text:p text:style-name="P30"><text:span text:style-name="T2"><text:tab/><text:tab/>a) </text:span><text:span text:style-name="T13">&lt;direito de propriedade&gt;</text:span></text:p>
      <text:p text:style-name="P22"/>
      <text:p text:style-name="P26"><text:span text:style-name="T11"><text:tab/><text:tab/></text:span><text:span text:style-name="T10">b) </text:span><text:span text:style-name="T15">&lt;direito de propriedade&gt;</text:span></text:p>
      <text:p text:style-name="P26"><text:span text:style-name="T11"><text:tab/><text:tab/></text:span><text:span text:style-name="T10">c) </text:span><text:span text:style-name="T15">&lt;direito de propriedade&gt;</text:span></text:p>
      <text:p text:style-name="P22"><text:soft-page-break/></text:p>
      <text:p text:style-name="P26"><text:span text:style-name="T11"><text:tab/><text:tab/></text:span><text:span text:style-name="T10">...) </text:span><text:span text:style-name="T15">&lt;direito de propriedade&gt;</text:span></text:p>
      <text:p text:style-name="P26"/>
      <text:p text:style-name="Standard"/>
      <text:p text:style-name="P29"><text:tab/><text:tab/>6.12.2 – Condições de Manutenção de Sigilo</text:p>
      <text:p text:style-name="P30"><text:span text:style-name="T2"><text:tab/><text:tab/>a) </text:span><text:span text:style-name="T13">&lt;condição de manutenção de sigilo&gt;</text:span></text:p>
      <text:p text:style-name="P22"/>
      <text:p text:style-name="P26"><text:span text:style-name="T11"><text:tab/><text:tab/></text:span><text:span text:style-name="T10">b) </text:span><text:span text:style-name="T15">&lt;condição de manutenção de sigilo&gt;</text:span></text:p>
      <text:p text:style-name="P22"/>
      <text:p text:style-name="P26"><text:span text:style-name="T11"><text:tab/><text:tab/></text:span><text:span text:style-name="T10">c) </text:span><text:span text:style-name="T15">&lt;condição de manutenção de sigilo&gt;</text:span></text:p>
      <text:p text:style-name="P22"/>
      <text:p text:style-name="Standard"><text:span text:style-name="T11"><text:tab/><text:tab/></text:span><text:span text:style-name="T10">...) </text:span><text:span text:style-name="T15">&lt;condição de manutenção de sigilo&gt;</text:span></text:p>
      <text:p text:style-name="P29"/>
      <text:p text:style-name="P29"/>
      <text:p text:style-name="P29"><text:tab/><text:tab/>6.12.3 – Restrições Adicionais</text:p>
      <text:p text:style-name="P30"><text:span text:style-name="T2"><text:tab/><text:tab/>a) </text:span><text:span text:style-name="T13">&lt;restrição&gt;</text:span></text:p>
      <text:p text:style-name="P22"/>
      <text:p text:style-name="P26"><text:span text:style-name="T11"><text:tab/><text:tab/></text:span><text:span text:style-name="T10">b) </text:span><text:span text:style-name="T15">&lt;restrição&gt;</text:span></text:p>
      <text:p text:style-name="P22"/>
      <text:p text:style-name="P26"><text:span text:style-name="T11"><text:tab/><text:tab/></text:span><text:span text:style-name="T10">c) </text:span><text:span text:style-name="T15">&lt;restrição&gt;</text:span></text:p>
      <text:p text:style-name="P22"/>
      <text:p text:style-name="Standard"><text:span text:style-name="T11"><text:tab/><text:tab/></text:span><text:span text:style-name="T10">...) </text:span><text:span text:style-name="T15">&lt;restrição&gt;</text:span></text:p>
      <text:p text:style-name="P22"/>
      <text:p text:style-name="Standard"/>
      <text:p text:style-name="P33">6.13 – Mecanismos Formais de Comunicação</text:p>
      <text:p text:style-name="P34"><text:span text:style-name="T10">6.13.1 – </text:span><text:span text:style-name="T15">&lt;função de comunicação&gt;</text:span></text:p>
      <text:p text:style-name="P35"/>
      <text:p text:style-name="P35">Emissor:</text:p>
      <text:p text:style-name="P35">Destinatário:</text:p>
      <text:p text:style-name="P35">Forma de Comunicação:</text:p>
      <text:p text:style-name="P35"/>
      <text:p text:style-name="P35">Periodicidade:</text:p>
      <text:p text:style-name="P33"/>
      <text:p text:style-name="P34"><text:span text:style-name="T10">6.13.2 – </text:span><text:span text:style-name="T15">&lt;função de comunicação&gt;</text:span></text:p>
      <text:p text:style-name="P35"/>
      <text:p text:style-name="P35">Emissor:</text:p>
      <text:p text:style-name="P35">Destinatário:</text:p>
      <text:p text:style-name="P35"><text:soft-page-break/>Forma de Comunicação:</text:p>
      <text:p text:style-name="P35"/>
      <text:p text:style-name="P35">Periodicidade:</text:p>
      <text:p text:style-name="P33"/>
      <text:p text:style-name="P34"><text:span text:style-name="T10">6.13.3 – </text:span><text:span text:style-name="T15">&lt;função de comunicação&gt;</text:span></text:p>
      <text:p text:style-name="P35"/>
      <text:p text:style-name="P35">Emissor:</text:p>
      <text:p text:style-name="P35">Destinatário:</text:p>
      <text:p text:style-name="P35">Forma de Comunicação:</text:p>
      <text:p text:style-name="P35"/>
      <text:p text:style-name="P35">Periodicidade:</text:p>
      <text:p text:style-name="P18"/>
      <text:p text:style-name="P34"><text:span text:style-name="T10">6.13. ... – </text:span><text:span text:style-name="T15">&lt;função de comunicação&gt;</text:span></text:p>
      <text:p text:style-name="P35"/>
      <text:p text:style-name="P35">Emissor:</text:p>
      <text:p text:style-name="P35">Destinatário:</text:p>
      <text:p text:style-name="P35">Forma de Comunicação:</text:p>
      <text:p text:style-name="P35"/>
      <text:p text:style-name="P35">Periodicidade:</text:p>
      <text:p text:style-name="P28"/>
      <text:p text:style-name="P30"><text:span text:style-name="T2">7 – Estimativa de Preço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7">Id</text:p>
          </table:table-cell>
          <table:table-cell table:style-name="Tabela4.A1" office:value-type="string">
            <text:p text:style-name="P7">Bem/serviço</text:p>
          </table:table-cell>
          <table:table-cell table:style-name="Tabela4.C1" office:value-type="string">
            <text:p text:style-name="P7">Valor Estimado</text:p>
          </table:table-cell>
        </table:table-row>
        <table:table-row table:style-name="Tabela4.1">
          <table:table-cell table:style-name="Tabela4.A2" office:value-type="string">
            <text:p text:style-name="P7">1</text:p>
          </table:table-cell>
          <table:table-cell table:style-name="Tabela4.A2" office:value-type="string">
            <text:p text:style-name="P7"/>
          </table:table-cell>
          <table:table-cell table:style-name="Tabela4.C2" office:value-type="string">
            <text:p text:style-name="P46">R$</text:p>
          </table:table-cell>
        </table:table-row>
        <table:table-row table:style-name="Tabela4.1">
          <table:table-cell table:style-name="Tabela4.A2" office:value-type="string">
            <text:p text:style-name="P7">2</text:p>
          </table:table-cell>
          <table:table-cell table:style-name="Tabela4.A2" office:value-type="string">
            <text:p text:style-name="P7"/>
          </table:table-cell>
          <table:table-cell table:style-name="Tabela4.C2" office:value-type="string">
            <text:p text:style-name="P46">R$</text:p>
          </table:table-cell>
        </table:table-row>
        <table:table-row table:style-name="Tabela4.1">
          <table:table-cell table:style-name="Tabela4.A2" office:value-type="string">
            <text:p text:style-name="P7">3</text:p>
          </table:table-cell>
          <table:table-cell table:style-name="Tabela4.A2" office:value-type="string">
            <text:p text:style-name="P7"/>
          </table:table-cell>
          <table:table-cell table:style-name="Tabela4.C2" office:value-type="string">
            <text:p text:style-name="P46">R$</text:p>
          </table:table-cell>
        </table:table-row>
        <table:table-row table:style-name="Tabela4.1">
          <table:table-cell table:style-name="Tabela4.A2" office:value-type="string">
            <text:p text:style-name="P7">...</text:p>
          </table:table-cell>
          <table:table-cell table:style-name="Tabela4.A2" office:value-type="string">
            <text:p text:style-name="P7"/>
          </table:table-cell>
          <table:table-cell table:style-name="Tabela4.C2" office:value-type="string">
            <text:p text:style-name="P46">R$</text:p>
          </table:table-cell>
        </table:table-row>
      </table:table>
      <text:p text:style-name="P28"/>
      <text:p text:style-name="P29">8 – Adequação Orçamentária</text:p>
      <table:table table:name="Tabela76" table:style-name="Tabela76">
        <table:table-column table:style-name="Tabela76.A"/>
        <table:table-column table:style-name="Tabela76.B"/>
        <table:table-column table:style-name="Tabela76.C"/>
        <table:table-row table:style-name="Tabela76.1">
          <table:table-cell table:style-name="Tabela76.A1" office:value-type="string">
            <text:p text:style-name="P7">Id</text:p>
          </table:table-cell>
          <table:table-cell table:style-name="Tabela76.A1" office:value-type="string">
            <text:p text:style-name="P7">Valor</text:p>
          </table:table-cell>
          <table:table-cell table:style-name="Tabela76.C1" office:value-type="string">
            <text:p text:style-name="P7">Fonte (Programa / Ação)</text:p>
          </table:table-cell>
        </table:table-row>
        <table:table-row table:style-name="Tabela76.1">
          <table:table-cell table:style-name="Tabela76.A2" office:value-type="string">
            <text:p text:style-name="P7">1</text:p>
          </table:table-cell>
          <table:table-cell table:style-name="Tabela76.A2" office:value-type="string">
            <text:p text:style-name="P8"/>
          </table:table-cell>
          <table:table-cell table:style-name="Tabela76.C2" office:value-type="string">
            <text:p text:style-name="P9"/>
          </table:table-cell>
        </table:table-row>
        <table:table-row table:style-name="Tabela76.1">
          <table:table-cell table:style-name="Tabela76.A2" office:value-type="string">
            <text:p text:style-name="P7">2</text:p>
          </table:table-cell>
          <table:table-cell table:style-name="Tabela76.A2" office:value-type="string">
            <text:p text:style-name="P8"/>
          </table:table-cell>
          <table:table-cell table:style-name="Tabela76.C2" office:value-type="string">
            <text:p text:style-name="P9"/>
          </table:table-cell>
        </table:table-row>
        <table:table-row table:style-name="Tabela76.1">
          <table:table-cell table:style-name="Tabela76.A2" office:value-type="string">
            <text:p text:style-name="P7">3</text:p>
          </table:table-cell>
          <table:table-cell table:style-name="Tabela76.A2" office:value-type="string">
            <text:p text:style-name="P8"/>
          </table:table-cell>
          <table:table-cell table:style-name="Tabela76.C2" office:value-type="string">
            <text:p text:style-name="P9"/>
          </table:table-cell>
        </table:table-row>
        <table:table-row table:style-name="Tabela76.1">
          <table:table-cell table:style-name="Tabela76.A2" office:value-type="string">
            <text:p text:style-name="P7">...</text:p>
          </table:table-cell>
          <table:table-cell table:style-name="Tabela76.A2" office:value-type="string">
            <text:p text:style-name="P8"/>
          </table:table-cell>
          <table:table-cell table:style-name="Tabela76.C2" office:value-type="string">
            <text:p text:style-name="P9"/>
          </table:table-cell>
        </table:table-row>
        <table:table-row table:style-name="Tabela76.1">
          <table:table-cell table:style-name="Tabela76.A6" table:number-columns-spanned="2" office:value-type="string">
            <text:p text:style-name="P8"/>
          </table:table-cell>
          <table:covered-table-cell/>
          <table:table-cell table:style-name="Tabela76.C6" office:value-type="string">
            <text:p text:style-name="P9">= Total</text:p>
          </table:table-cell>
        </table:table-row>
      </table:table>
      <text:p text:style-name="P29"/>
      <text:p text:style-name="P29">9 – Sanções Aplicávei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ext:soft-page-break/>
        <table:table-row table:style-name="Tabela6.1">
          <table:table-cell table:style-name="Tabela6.A1" table:number-rows-spanned="2" office:value-type="string">
            <text:p text:style-name="P7">Id</text:p>
          </table:table-cell>
          <table:table-cell table:style-name="Tabela6.A1" table:number-rows-spanned="2" office:value-type="string">
            <text:p text:style-name="P7">Evento</text:p>
          </table:table-cell>
          <table:table-cell table:style-name="Tabela6.C1" table:number-columns-spanned="4" office:value-type="string">
            <text:p text:style-name="P7">Ocorrência</text:p>
          </table:table-cell>
          <table:covered-table-cell/>
          <table:covered-table-cell/>
          <table:covered-table-cell/>
          <table:table-cell table:style-name="Tabela6.G1" table:number-rows-spanned="2" office:value-type="string">
            <text:p text:style-name="P7">Sanção/Multa</text:p>
          </table:table-cell>
        </table:table-row>
        <table:table-row table:style-name="Tabela6.1">
          <table:covered-table-cell/>
          <table:covered-table-cell/>
          <table:table-cell table:style-name="Tabela6.C2" office:value-type="string">
            <text:p text:style-name="P17"><text:span text:style-name="T5">1</text:span><text:span text:style-name="T20">a</text:span></text:p>
          </table:table-cell>
          <table:table-cell table:style-name="Tabela6.C2" office:value-type="string">
            <text:p text:style-name="P17"><text:span text:style-name="T5">2</text:span><text:span text:style-name="T20">a</text:span></text:p>
          </table:table-cell>
          <table:table-cell table:style-name="Tabela6.C2" office:value-type="string">
            <text:p text:style-name="P17"><text:span text:style-name="T5">3</text:span><text:span text:style-name="T20">a</text:span></text:p>
          </table:table-cell>
          <table:table-cell table:style-name="Tabela6.C2" office:value-type="string">
            <text:p text:style-name="P7">...</text:p>
          </table:table-cell>
          <table:covered-table-cell/>
        </table:table-row>
        <table:table-row table:style-name="Tabela6.1">
          <table:table-cell table:style-name="Tabela6.C2" office:value-type="string">
            <text:p text:style-name="P7">1</text:p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G3" office:value-type="string">
            <text:p text:style-name="P46">Sanção/Multa</text:p>
          </table:table-cell>
        </table:table-row>
        <table:table-row table:style-name="Tabela6.1">
          <table:table-cell table:style-name="Tabela6.C2" office:value-type="string">
            <text:p text:style-name="P7">2</text:p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G3" office:value-type="string">
            <text:p text:style-name="P46">Sanção/Multa</text:p>
          </table:table-cell>
        </table:table-row>
        <table:table-row table:style-name="Tabela6.1">
          <table:table-cell table:style-name="Tabela6.C2" office:value-type="string">
            <text:p text:style-name="P7">3</text:p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G3" office:value-type="string">
            <text:p text:style-name="P46">Sanção/Multa</text:p>
          </table:table-cell>
        </table:table-row>
        <table:table-row table:style-name="Tabela6.1">
          <table:table-cell table:style-name="Tabela6.C2" office:value-type="string">
            <text:p text:style-name="P7">...</text:p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C2" office:value-type="string">
            <text:p text:style-name="P7"/>
          </table:table-cell>
          <table:table-cell table:style-name="Tabela6.G3" office:value-type="string">
            <text:p text:style-name="P46">Sanção/Multa</text:p>
          </table:table-cell>
        </table:table-row>
      </table:table>
      <text:p text:style-name="P29"/>
      <text:p text:style-name="P29">10 – Critérios de Seleção do Fornecedor</text:p>
      <text:p text:style-name="P29"><text:tab/>10.1 – Proposta Técnica / de Preço</text:p>
      <text:p text:style-name="P30"><text:span text:style-name="T2"><text:tab/><text:tab/>10.1.1 – </text:span><text:span text:style-name="T13">&lt;item&gt;</text:span></text:p>
      <text:p text:style-name="P31"/>
      <text:p text:style-name="P30"><text:span text:style-name="T2"><text:tab/><text:tab/>10.1.2 – </text:span><text:span text:style-name="T13">&lt;item&gt;</text:span></text:p>
      <text:p text:style-name="P31"/>
      <text:p text:style-name="P30"><text:span text:style-name="T2"><text:tab/><text:tab/>10.1.3 – </text:span><text:span text:style-name="T13">&lt;item&gt;</text:span></text:p>
      <text:p text:style-name="P31"/>
      <text:p text:style-name="P30"><text:span text:style-name="T2"><text:tab/><text:tab/>10.1. ... – </text:span><text:span text:style-name="T13">&lt;item&gt;</text:span></text:p>
      <text:p text:style-name="P29"/>
      <text:p text:style-name="P29"><text:tab/>10.2 – Qualificação Técnica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7">Id</text:p>
          </table:table-cell>
          <table:table-cell table:style-name="Tabela7.A1" office:value-type="string">
            <text:p text:style-name="P7">Papel</text:p>
          </table:table-cell>
          <table:table-cell table:style-name="Tabela7.C1" office:value-type="string">
            <text:p text:style-name="P7">Requisitos</text:p>
          </table:table-cell>
        </table:table-row>
        <table:table-row table:style-name="Tabela7.1">
          <table:table-cell table:style-name="Tabela7.A2" office:value-type="string">
            <text:p text:style-name="P7">1</text:p>
          </table:table-cell>
          <table:table-cell table:style-name="Tabela7.A2" office:value-type="string">
            <text:p text:style-name="P7"/>
          </table:table-cell>
          <table:table-cell table:style-name="Tabela7.C2" office:value-type="string">
            <text:p text:style-name="P46"/>
          </table:table-cell>
        </table:table-row>
        <table:table-row table:style-name="Tabela7.1">
          <table:table-cell table:style-name="Tabela7.A2" office:value-type="string">
            <text:p text:style-name="P7">2</text:p>
          </table:table-cell>
          <table:table-cell table:style-name="Tabela7.A2" office:value-type="string">
            <text:p text:style-name="P7"/>
          </table:table-cell>
          <table:table-cell table:style-name="Tabela7.C2" office:value-type="string">
            <text:p text:style-name="P46"/>
          </table:table-cell>
        </table:table-row>
        <table:table-row table:style-name="Tabela7.1">
          <table:table-cell table:style-name="Tabela7.A2" office:value-type="string">
            <text:p text:style-name="P7">3</text:p>
          </table:table-cell>
          <table:table-cell table:style-name="Tabela7.A2" office:value-type="string">
            <text:p text:style-name="P7"/>
          </table:table-cell>
          <table:table-cell table:style-name="Tabela7.C2" office:value-type="string">
            <text:p text:style-name="P46"/>
          </table:table-cell>
        </table:table-row>
        <table:table-row table:style-name="Tabela7.1">
          <table:table-cell table:style-name="Tabela7.A2" office:value-type="string">
            <text:p text:style-name="P7">...</text:p>
          </table:table-cell>
          <table:table-cell table:style-name="Tabela7.A2" office:value-type="string">
            <text:p text:style-name="P7"/>
          </table:table-cell>
          <table:table-cell table:style-name="Tabela7.C2" office:value-type="string">
            <text:p text:style-name="P46"/>
          </table:table-cell>
        </table:table-row>
      </table:table>
      <text:p text:style-name="P29"/>
      <text:p text:style-name="P29"><text:tab/>10.3 – Critérios de Seleção</text:p>
      <text:p text:style-name="P29"><text:tab/><text:tab/>10.3.1 – Caracterização da Solução</text:p>
      <text:p text:style-name="P29"/>
      <text:p text:style-name="P29"/>
      <text:p text:style-name="P29"><text:tab/><text:tab/>10.3.2 – Tipo de Licitação</text:p>
      <text:p text:style-name="P30"><text:span text:style-name="T2"><text:tab/><text:tab/></text:span><text:span text:style-name="T13">&lt;justificativa&gt;</text:span></text:p>
      <text:p text:style-name="P29"/>
      <text:p text:style-name="P29"><text:tab/><text:tab/>10.3.3 – Modalidade de Licitação</text:p>
      <text:p text:style-name="P30"><text:span text:style-name="T2"><text:tab/><text:tab/></text:span><text:span text:style-name="T13">&lt;justificativa&gt;</text:span></text:p>
      <text:p text:style-name="P29"/>
      <text:p text:style-name="P36"><text:soft-page-break/><text:span text:style-name="T2">10.3.4 – Justificativa para Aplicação do Direito de Preferência </text:span><text:span text:style-name="T10">(Lei Complementar n° 123/06 e Lei n° 8.248/91)</text:span></text:p>
      <text:p text:style-name="P37"/>
      <text:p text:style-name="P37"/>
      <text:p text:style-name="P37">10.3.5 – Justificativa para Contratação Direta</text:p>
      <text:p text:style-name="P37"/>
      <text:p text:style-name="P37"/>
      <text:p text:style-name="P37">10.3.6 – Critérios de Habilitação</text:p>
      <text:p text:style-name="P36"><text:span text:style-name="T3">a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b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c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...) </text:span><text:span text:style-name="T14">&lt;critério&gt;</text:span></text:p>
      <text:p text:style-name="P37"/>
      <text:p text:style-name="P37">Justificativa:</text:p>
      <text:p text:style-name="P37"/>
      <text:p text:style-name="P37">10.3.7 – Critérios Técnicos Obrigatórios</text:p>
      <text:p text:style-name="P36"><text:span text:style-name="T3">a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b) </text:span><text:span text:style-name="T14">&lt;critério&gt;</text:span></text:p>
      <text:p text:style-name="P37"/>
      <text:p text:style-name="P37">Justificativa:</text:p>
      <text:p text:style-name="P37"><text:soft-page-break/></text:p>
      <text:p text:style-name="P36"><text:span text:style-name="T3">c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...) </text:span><text:span text:style-name="T14">&lt;critério&gt;</text:span></text:p>
      <text:p text:style-name="P37"/>
      <text:p text:style-name="P37">Justificativa:</text:p>
      <text:p text:style-name="P37"/>
      <text:p text:style-name="P37">10.3.8 – Critérios Técnicos Pontuáveis</text:p>
      <table:table table:name="Tabela77" table:style-name="Tabela77">
        <table:table-column table:style-name="Tabela77.A"/>
        <table:table-column table:style-name="Tabela77.B"/>
        <table:table-column table:style-name="Tabela77.C"/>
        <table:table-column table:style-name="Tabela77.D"/>
        <table:table-column table:style-name="Tabela77.E"/>
        <table:table-row table:style-name="Tabela77.1">
          <table:table-cell table:style-name="Tabela77.A1" office:value-type="string">
            <text:p text:style-name="P7">Id</text:p>
          </table:table-cell>
          <table:table-cell table:style-name="Tabela77.A1" office:value-type="string">
            <text:p text:style-name="P7">Critério Técnico Pontuável</text:p>
            <text:p text:style-name="P7">(para técnica e preço)</text:p>
          </table:table-cell>
          <table:table-cell table:style-name="Tabela77.A1" office:value-type="string">
            <text:p text:style-name="P7">Pontuação</text:p>
          </table:table-cell>
          <table:table-cell table:style-name="Tabela77.A1" office:value-type="string">
            <text:p text:style-name="P7">%</text:p>
          </table:table-cell>
          <table:table-cell table:style-name="Tabela77.E1" office:value-type="string">
            <text:p text:style-name="P7">Justificativa</text:p>
          </table:table-cell>
        </table:table-row>
        <table:table-row table:style-name="Tabela77.1">
          <table:table-cell table:style-name="Tabela77.A2" office:value-type="string">
            <text:p text:style-name="P7">1</text:p>
          </table:table-cell>
          <table:table-cell table:style-name="Tabela77.A2" office:value-type="string">
            <text:p text:style-name="P5"/>
          </table:table-cell>
          <table:table-cell table:style-name="Tabela77.A2" office:value-type="string">
            <text:p text:style-name="P6"/>
          </table:table-cell>
          <table:table-cell table:style-name="Tabela77.A2" office:value-type="string">
            <text:p text:style-name="P4"/>
          </table:table-cell>
          <table:table-cell table:style-name="Tabela77.E2" office:value-type="string">
            <text:p text:style-name="P5"/>
          </table:table-cell>
        </table:table-row>
        <table:table-row table:style-name="Tabela77.1">
          <table:table-cell table:style-name="Tabela77.A2" office:value-type="string">
            <text:p text:style-name="P7">2</text:p>
          </table:table-cell>
          <table:table-cell table:style-name="Tabela77.A2" office:value-type="string">
            <text:p text:style-name="P5"/>
          </table:table-cell>
          <table:table-cell table:style-name="Tabela77.A2" office:value-type="string">
            <text:p text:style-name="P6"/>
          </table:table-cell>
          <table:table-cell table:style-name="Tabela77.A2" office:value-type="string">
            <text:p text:style-name="P4"/>
          </table:table-cell>
          <table:table-cell table:style-name="Tabela77.E2" office:value-type="string">
            <text:p text:style-name="P5"/>
          </table:table-cell>
        </table:table-row>
        <table:table-row table:style-name="Tabela77.1">
          <table:table-cell table:style-name="Tabela77.A2" office:value-type="string">
            <text:p text:style-name="P7">3</text:p>
          </table:table-cell>
          <table:table-cell table:style-name="Tabela77.A2" office:value-type="string">
            <text:p text:style-name="P5"/>
          </table:table-cell>
          <table:table-cell table:style-name="Tabela77.A2" office:value-type="string">
            <text:p text:style-name="P6"/>
          </table:table-cell>
          <table:table-cell table:style-name="Tabela77.A2" office:value-type="string">
            <text:p text:style-name="P4"/>
          </table:table-cell>
          <table:table-cell table:style-name="Tabela77.E2" office:value-type="string">
            <text:p text:style-name="P5"/>
          </table:table-cell>
        </table:table-row>
        <table:table-row table:style-name="Tabela77.1">
          <table:table-cell table:style-name="Tabela77.A2" office:value-type="string">
            <text:p text:style-name="P7">...</text:p>
          </table:table-cell>
          <table:table-cell table:style-name="Tabela77.A2" office:value-type="string">
            <text:p text:style-name="P5"/>
          </table:table-cell>
          <table:table-cell table:style-name="Tabela77.A2" office:value-type="string">
            <text:p text:style-name="P6"/>
          </table:table-cell>
          <table:table-cell table:style-name="Tabela77.A2" office:value-type="string">
            <text:p text:style-name="P4"/>
          </table:table-cell>
          <table:table-cell table:style-name="Tabela77.E2" office:value-type="string">
            <text:p text:style-name="P5"/>
          </table:table-cell>
        </table:table-row>
        <table:table-row table:style-name="Tabela77.1">
          <table:table-cell table:style-name="Tabela77.A2" table:number-columns-spanned="2" office:value-type="string">
            <text:p text:style-name="P8">Total =</text:p>
          </table:table-cell>
          <table:covered-table-cell/>
          <table:table-cell table:style-name="Tabela77.A2" office:value-type="string">
            <text:p text:style-name="P8"/>
          </table:table-cell>
          <table:table-cell table:style-name="Tabela77.A2" office:value-type="string">
            <text:p text:style-name="P7"/>
          </table:table-cell>
          <table:table-cell table:style-name="Tabela77.E2" office:value-type="string">
            <text:p text:style-name="P9"/>
          </table:table-cell>
        </table:table-row>
      </table:table>
      <text:p text:style-name="P29"/>
      <text:p text:style-name="P37">10.3.9 – Critérios de Aceitabilidade de Preços Unitários e Globais</text:p>
      <text:p text:style-name="P36"><text:span text:style-name="T3">a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b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c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...) </text:span><text:span text:style-name="T14">&lt;critério&gt;</text:span></text:p>
      <text:p text:style-name="P37"/>
      <text:p text:style-name="P37">Justificativa:</text:p>
      <text:p text:style-name="P37"><text:soft-page-break/></text:p>
      <text:p text:style-name="P37">10.3.10 – Critérios de Julgamento</text:p>
      <text:p text:style-name="P36"><text:span text:style-name="T3">a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b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c) </text:span><text:span text:style-name="T14">&lt;critério&gt;</text:span></text:p>
      <text:p text:style-name="P37"/>
      <text:p text:style-name="P37">Justificativa:</text:p>
      <text:p text:style-name="P37"/>
      <text:p text:style-name="P36"><text:span text:style-name="T3">...) </text:span><text:span text:style-name="T14">&lt;critério&gt;</text:span></text:p>
      <text:p text:style-name="P37"/>
      <text:p text:style-name="P37">Justificativa:</text:p>
      <text:p text:style-name="P37"/>
      <text:p text:style-name="Standard"/>
      <text:p text:style-name="P23">Encaminha-se à <text:span text:style-name="T6">&lt;nome da área de licitações&gt;</text:span><text:span text:style-name="T8"> para abertura de processo administrativo e iniciação de procedimento licitatório, segundo o art. 38 da Lei n° 8.666, de 21 de junho de 1993.</text:span></text:p>
      <text:p text:style-name="P13"/>
      <text:p text:style-name="P14"/>
      <table:table table:name="Tabela78" table:style-name="Tabela78">
        <table:table-column table:style-name="Tabela78.A"/>
        <table:table-column table:style-name="Tabela78.B"/>
        <table:table-column table:style-name="Tabela78.C"/>
        <table:table-row table:style-name="Tabela78.1">
          <table:table-cell table:style-name="Tabela78.A1" table:number-columns-spanned="3" office:value-type="string">
            <text:p text:style-name="P15">Equipe de Planejamento da Contratação</text:p>
          </table:table-cell>
          <table:covered-table-cell/>
          <table:covered-table-cell/>
        </table:table-row>
        <table:table-row table:style-name="Tabela78.2">
          <table:table-cell table:style-name="Tabela78.A2" office:value-type="string">
            <text:p text:style-name="P25">Integrante</text:p>
            <text:p text:style-name="P10">Técnico</text:p>
          </table:table-cell>
          <table:table-cell table:style-name="Tabela78.B2" office:value-type="string">
            <text:p text:style-name="P25">Integrante</text:p>
            <text:p text:style-name="P10">Requisitante</text:p>
          </table:table-cell>
          <table:table-cell table:style-name="Tabela78.B2" office:value-type="string">
            <text:p text:style-name="P25">Integrante</text:p>
            <text:p text:style-name="P10">Administrativo</text:p>
          </table:table-cell>
        </table:table-row>
        <table:table-row table:style-name="Tabela78.2">
          <table:table-cell table:style-name="Tabela78.A3" office:value-type="string">
            <text:p text:style-name="P11"/>
            <text:p text:style-name="P11"/>
            <text:p text:style-name="P11"/>
            <text:p text:style-name="P12">______________________</text:p>
            <text:p text:style-name="P16">&lt;Nome&gt;</text:p>
            <text:p text:style-name="P17"><text:span text:style-name="T4">Matrícula: </text:span><text:span text:style-name="T7">&lt;Matr.&gt;</text:span></text:p>
          </table:table-cell>
          <table:table-cell table:style-name="Tabela78.A3" office:value-type="string">
            <text:p text:style-name="P12"/>
            <text:p text:style-name="P12"/>
            <text:p text:style-name="P12"/>
            <text:p text:style-name="P12">______________________</text:p>
            <text:p text:style-name="P16">&lt;Nome&gt;</text:p>
            <text:p text:style-name="P17"><text:span text:style-name="T4">Matrícula: </text:span><text:span text:style-name="T7">&lt;Matr.&gt;</text:span></text:p>
          </table:table-cell>
          <table:table-cell table:style-name="Tabela78.A3" office:value-type="string">
            <text:p text:style-name="P12"/>
            <text:p text:style-name="P12"/>
            <text:p text:style-name="P12"/>
            <text:p text:style-name="P12">______________________</text:p>
            <text:p text:style-name="P16">&lt;Nome&gt;</text:p>
            <text:p text:style-name="P17"><text:span text:style-name="T4">Matrícula: </text:span><text:span text:style-name="T7">&lt;Matr.&gt;</text:span></text:p>
          </table:table-cell>
        </table:table-row>
      </table:table>
      <text:p text:style-name="Standard"/>
      <text:p text:style-name="Standard"/>
      <table:table table:name="Tabela79" table:style-name="Tabela79">
        <table:table-column table:style-name="Tabela79.A"/>
        <table:table-column table:style-name="Tabela79.B"/>
        <table:table-column table:style-name="Tabela79.C"/>
        <table:table-row table:style-name="Tabela79.1">
          <table:table-cell table:style-name="Tabela79.A1" table:number-columns-spanned="3" office:value-type="string">
            <text:p text:style-name="P19">Autoridades Competentes</text:p>
          </table:table-cell>
          <table:covered-table-cell/>
          <table:covered-table-cell/>
        </table:table-row>
        <table:table-row table:style-name="Tabela79.2">
          <table:table-cell table:style-name="Tabela79.A2" office:value-type="string">
            <text:p text:style-name="P24">&lt;Autoridade Competente&gt;</text:p>
          </table:table-cell>
          <table:table-cell table:style-name="Tabela79.A2" office:value-type="string">
            <text:p text:style-name="P24">&lt;Autoridade Competente&gt;</text:p>
          </table:table-cell>
          <table:table-cell table:style-name="Tabela79.A2" office:value-type="string">
            <text:p text:style-name="P24">&lt;Autoridade Competente&gt;</text:p>
          </table:table-cell>
        </table:table-row>
        <table:table-row table:style-name="Tabela79.2">
          <table:table-cell table:style-name="Tabela79.A3" office:value-type="string">
            <text:p text:style-name="P11"/>
            <text:p text:style-name="P11"/>
            <text:p text:style-name="P11"/>
            <text:p text:style-name="P12">______________________</text:p>
            <text:p text:style-name="P16">&lt;Nome&gt;</text:p>
            <text:p text:style-name="P17"><text:soft-page-break/><text:span text:style-name="T4">Matrícula: </text:span><text:span text:style-name="T7">&lt;Matr.&gt;</text:span></text:p>
          </table:table-cell>
          <table:table-cell table:style-name="Tabela79.A3" office:value-type="string">
            <text:p text:style-name="P12"/>
            <text:p text:style-name="P12"/>
            <text:p text:style-name="P12"/>
            <text:p text:style-name="P12">______________________</text:p>
            <text:p text:style-name="P16">&lt;Nome&gt;</text:p>
            <text:p text:style-name="P17"><text:soft-page-break/><text:span text:style-name="T4">Matrícula: </text:span><text:span text:style-name="T7">&lt;Matr.&gt;</text:span></text:p>
          </table:table-cell>
          <table:table-cell table:style-name="Tabela79.A3" office:value-type="string">
            <text:p text:style-name="P12"/>
            <text:p text:style-name="P12"/>
            <text:p text:style-name="P12"/>
            <text:p text:style-name="P12">______________________</text:p>
            <text:p text:style-name="P16">&lt;Nome&gt;</text:p>
            <text:p text:style-name="P17"><text:soft-page-break/><text:span text:style-name="T4">Matrícula: </text:span><text:span text:style-name="T7">&lt;Matr.&gt;</text:span></text:p>
          </table:table-cell>
        </table:table-row>
      </table:table>
      <text:p text:style-name="Standard"/>
      <text:p text:style-name="Standard"/>
      <text:p text:style-name="P1"/>
      <text:p text:style-name="P1">____________________________, <text:s text:c="3"/>________ de _____________________ de 20_____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7:38:55.05</dc:date>
    <dc:creator>Luiz Fernando Bastos Coura</dc:creator>
    <meta:editing-duration>PT01H34M15S</meta:editing-duration>
    <meta:editing-cycles>6</meta:editing-cycles>
    <meta:generator>BrOffice.org/3.2$Win32 OpenOffice.org_project/320m12$Build-9483</meta:generator>
    <meta:document-statistic meta:table-count="10" meta:image-count="0" meta:object-count="0" meta:page-count="16" meta:paragraph-count="355" meta:word-count="1068" meta:character-count="7115"/>
  </office:meta>
</office:document-meta>
</file>